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one with roman lower page notation.</text:p>
      <text:p text:style-name="Standard">Page break after.</text:p>
      <text:p text:style-name="P2">Page two with roman lower page notation.</text:p>
      <text:p text:style-name="Standard">Page break after.</text:p>
      <text:p text:style-name="P2">Page three with roman lower page notation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i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8-18T17:39:22</meta:creation-date>
    <dc:date>2009-08-18T17:53:30</dc:date>
    <dc:creator>Vincent Spiewak</dc:creator>
    <meta:editing-duration>PT00H03M26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3" meta:paragraph-count="7" meta:word-count="30" meta:character-count="167"/>
  </office:meta>
</office:document-meta>
</file>